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Text_20_body">
      <style:paragraph-properties fo:margin-top="0cm" fo:margin-bottom="0cm"/>
    </style:style>
    <style:style style:name="T1" style:family="text">
      <style:text-properties fo:color="#ff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How to disable SELinux on CentOS 6.5 </text:h>
      <text:p text:style-name="P2"/>
      <text:p text:style-name="P2"/>
      <text:p text:style-name="Text_20_body"><text:bookmark text:name="aswift_1_expand"/><text:bookmark text:name="aswift_1_anchor"/><text:span text:style-name="Strong_20_Emphasis">Security-Enhanced Linux</text:span> (<text:span text:style-name="Strong_20_Emphasis">SELinux</text:span>) is a <text:span text:style-name="Strong_20_Emphasis">Linux kernel security module</text:span> that provides the mechanism for supporting access control security policies, including United States Department of Defense-style mandatory access controls (MAC).<text:line-break/><text:span text:style-name="Strong_20_Emphasis">SELinux</text:span> is a set of kernel modifications and user-space tools that can be added to various Linux distributions. Its architecture strives to separate enforcement of security decisions from the security policy itself and streamlines the volume of software charged with security policy enforcement.</text:p>
      <text:p text:style-name="Text_20_body">In this post will we show you how to disable <text:span text:style-name="Strong_20_Emphasis">Security-Enhanced Linux (SELinux) </text:span>on <text:span text:style-name="Strong_20_Emphasis">CentOS 6.5/6.4/6.3/6.2/6.1/6.0</text:span></text:p>
      <text:p text:style-name="Text_20_body"><text:span text:style-name="Strong_20_Emphasis">Check selinux status:</text:span></text:p>
      <text:p text:style-name="Preformatted_20_Text"># sestatus</text:p>
      <text:p text:style-name="Preformatted_20_Text">SELinux status: <text:s text:c="16"/>enabled</text:p>
      <text:p text:style-name="Preformatted_20_Text">SELinuxfs mount: <text:s text:c="15"/>/selinux</text:p>
      <text:p text:style-name="Preformatted_20_Text">Current mode: <text:s text:c="18"/>enforcing</text:p>
      <text:p text:style-name="Preformatted_20_Text">Mode from config file: <text:s text:c="9"/>enforcing</text:p>
      <text:p text:style-name="Preformatted_20_Text">Policy version: <text:s text:c="16"/>24</text:p>
      <text:p text:style-name="P1">Policy from config file: <text:s text:c="7"/>targeted</text:p>
      <text:p text:style-name="Text_20_body">Disable SELinux on CentOS 6.4 permanently :</text:p>
      <text:p text:style-name="P1"># vi /etc/sysconfig/selinux</text:p>
      <text:p text:style-name="Text_20_body">Change “SELINUX=enforcing” to “SELINUX=disabled”:</text:p>
      <text:p text:style-name="P1"># vi /etc/sysconfig/selinux</text:p>
      <text:p text:style-name="Text_20_body"><text:span text:style-name="Source_20_Text"># This file controls the state of SELinux on the system.<text:line-break/># SELINUX= can take one of these three values:<text:line-break/># enforcing – SELinux security policy is enforced.<text:line-break/># permissive – SELinux prints warnings instead of enforcing.<text:line-break/># disabled – No SELinux policy is loaded.<text:line-break/></text:span><text:span text:style-name="Source_20_Text"><text:span text:style-name="Strong_20_Emphasis"><text:span text:style-name="T1">SELINUX=disabled</text:span></text:span></text:span><text:span text:style-name="Source_20_Text"><text:line-break/># SELINUXTYPE= can take one of these two values:<text:line-break/># targeted – Targeted processes are protected,<text:line-break/># mls – Multi Level Security protection.<text:line-break/>SELINUXTYPE=targeted</text:span><text:line-break/>Save the file and RESTART the system. Without restart of system SELINUX mode will not be changed permanentl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12-23T09:47:04.64</meta:creation-date>
    <meta:document-statistic meta:table-count="0" meta:image-count="0" meta:object-count="0" meta:page-count="1" meta:paragraph-count="16" meta:word-count="229" meta:character-count="1628"/>
    <dc:date>2014-12-23T09:48:29.69</dc:date>
    <meta:editing-duration>PT1M31S</meta:editing-duration>
    <meta:editing-cycles>1</meta:editing-cycles>
    <meta:generator>LibreOffice/3.3$Win32 LibreOffice_project/330m19$Build-6</meta:generator>
  </office:meta>
</office:document-meta>
</file>